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3" style:parent-style-name="ListParagraph" style:list-style-name="WWNum3" style:family="paragraph">
      <style:paragraph-properties fo:margin-bottom="0.0694in" fo:line-height="100%"/>
      <style:text-properties style:font-name="Times New Roman" style:font-name-complex="Times New Roman"/>
    </style:style>
    <style:style style:name="P3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5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5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2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3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74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5" style:parent-style-name="Standard" style:family="paragraph">
      <style:text-properties style:font-weight-complex="bold" style:font-style-complex="italic" fo:font-size="11pt" style:font-size-asian="11pt"/>
    </style:style>
    <style:style style:name="T7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7" style:parent-style-name="DefaultParagraphFont" style:family="text">
      <style:text-properties style:font-weight-complex="bold" style:font-style-complex="italic" fo:font-size="11pt" style:font-size-asian="11pt"/>
    </style:style>
    <style:style style:name="T78" style:parent-style-name="DefaultParagraphFont" style:family="text">
      <style:text-properties style:font-weight-complex="bold" style:font-style-complex="italic" fo:font-size="11pt" style:font-size-asian="11pt"/>
    </style:style>
    <style:style style:name="T79" style:parent-style-name="DefaultParagraphFont" style:family="text">
      <style:text-properties style:font-weight-complex="bold" style:font-style-complex="italic" fo:font-size="11pt" style:font-size-asian="11pt"/>
    </style:style>
    <style:style style:name="T80" style:parent-style-name="DefaultParagraphFont" style:family="text">
      <style:text-properties style:font-weight-complex="bold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87" style:parent-style-name="Standard" style:family="paragraph">
      <style:text-properties style:font-weight-complex="bold" style:font-style-complex="italic" fo:font-size="11pt" style:font-size-asian="11pt"/>
    </style:style>
    <style:style style:name="P88" style:parent-style-name="Standard" style:family="paragraph">
      <style:text-properties style:font-weight-complex="bold" style:font-style-complex="italic" fo:font-size="11pt" style:font-size-asian="11pt"/>
    </style:style>
    <style:style style:name="T8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ize="11pt" style:font-size-asian="11pt"/>
    </style:style>
    <style:style style:name="T106" style:parent-style-name="DefaultParagraphFont" style:family="text">
      <style:text-properties style:font-weight-complex="bold" fo:font-size="11pt" style:font-size-asian="11pt"/>
    </style:style>
    <style:style style:name="P107" style:parent-style-name="Standard" style:family="paragraph">
      <style:text-properties style:font-weight-complex="bold" fo:font-size="11pt" style:font-size-asian="11pt"/>
    </style:style>
    <style:style style:name="T10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0" style:parent-style-name="DefaultParagraphFont" style:family="text">
      <style:text-properties style:font-weight-complex="bold" fo:font-size="11pt" style:font-size-asian="11pt"/>
    </style:style>
    <style:style style:name="T11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0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1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3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24" style:parent-style-name="DefaultParagraphFont" style:family="text">
      <style:text-properties style:font-weight-complex="bold" fo:font-size="11pt" style:font-size-asian="11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6" style:parent-style-name="DefaultParagraphFont" style:family="text">
      <style:text-properties style:font-weight-complex="bold" fo:font-size="11pt" style:font-size-asian="11pt"/>
    </style:style>
    <style:style style:name="T127" style:parent-style-name="DefaultParagraphFont" style:family="text">
      <style:text-properties style:font-weight-complex="bold" fo:font-size="11pt" style:font-size-asian="11pt"/>
    </style:style>
    <style:style style:name="T128" style:parent-style-name="DefaultParagraphFont" style:family="text">
      <style:text-properties style:font-weight-complex="bold" fo:font-size="11pt" style:font-size-asian="11pt"/>
    </style:style>
    <style:style style:name="T129" style:parent-style-name="DefaultParagraphFont" style:family="text">
      <style:text-properties style:font-weight-complex="bold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P13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T13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fo:font-size="11pt" style:font-size-asian="11pt"/>
    </style:style>
    <style:style style:name="T148" style:parent-style-name="DefaultParagraphFont" style:family="text">
      <style:text-properties style:font-weight-complex="bold" fo:font-size="11pt" style:font-size-asian="11pt"/>
    </style:style>
    <style:style style:name="T149" style:parent-style-name="DefaultParagraphFont" style:family="text">
      <style:text-properties style:font-weight-complex="bold" fo:font-size="11pt" style:font-size-asian="11pt"/>
    </style:style>
    <style:style style:name="T150" style:parent-style-name="DefaultParagraphFont" style:family="text">
      <style:text-properties style:font-weight-complex="bold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3" style:parent-style-name="DefaultParagraphFont" style:family="text">
      <style:text-properties style:font-weight-complex="bold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8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P181" style:parent-style-name="Standard" style:family="paragraph">
      <style:paragraph-properties fo:line-height="125%"/>
    </style:style>
    <style:style style:name="T18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3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4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5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6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88" style:parent-style-name="Standard" style:family="paragraph">
      <style:paragraph-properties fo:line-height="125%"/>
    </style:style>
    <style:style style:name="T189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0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1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93" style:parent-style-name="Standard" style:family="paragraph">
      <style:paragraph-properties fo:line-height="125%"/>
    </style:style>
    <style:style style:name="T194" style:parent-style-name="DefaultParagraphFont" style:family="text">
      <style:text-properties style:font-weight-complex="bold" fo:font-size="11pt" style:font-size-asian="11pt" style:font-size-complex="11pt"/>
    </style:style>
    <style:style style:name="T195" style:parent-style-name="DefaultParagraphFont" style:family="text">
      <style:text-properties style:font-weight-complex="bold" fo:font-size="11pt" style:font-size-asian="11pt" style:font-size-complex="11pt"/>
    </style:style>
    <style:style style:name="T196" style:parent-style-name="DefaultParagraphFont" style:family="text">
      <style:text-properties style:font-weight-complex="bold" fo:font-size="11pt" style:font-size-asian="11pt" style:font-size-complex="11pt"/>
    </style:style>
    <style:style style:name="T197" style:parent-style-name="DefaultParagraphFont" style:family="text">
      <style:text-properties style:font-weight-complex="bold" fo:font-size="11pt" style:font-size-asian="11pt" style:font-size-complex="11pt"/>
    </style:style>
    <style:style style:name="T198" style:parent-style-name="DefaultParagraphFont" style:family="text">
      <style:text-properties style:font-weight-complex="bold" fo:font-size="11pt" style:font-size-asian="11pt" style:font-size-complex="11pt"/>
    </style:style>
    <style:style style:name="T199" style:parent-style-name="DefaultParagraphFont" style:family="text">
      <style:text-properties style:font-weight-complex="bold" fo:font-size="11pt" style:font-size-asian="11pt" style:font-size-complex="11pt"/>
    </style:style>
    <style:style style:name="T200" style:parent-style-name="DefaultParagraphFont" style:family="text">
      <style:text-properties style:font-weight-complex="bold" fo:font-size="11pt" style:font-size-asian="11pt" style:font-size-complex="11pt"/>
    </style:style>
    <style:style style:name="T201" style:parent-style-name="DefaultParagraphFont" style:family="text">
      <style:text-properties style:font-weight-complex="bold" fo:font-size="11pt" style:font-size-asian="11pt" style:font-size-complex="11pt"/>
    </style:style>
    <style:style style:name="T202" style:parent-style-name="DefaultParagraphFont" style:family="text">
      <style:text-properties style:font-weight-complex="bold" fo:font-size="11pt" style:font-size-asian="11pt" style:font-size-complex="11pt"/>
    </style:style>
    <style:style style:name="T203" style:parent-style-name="DefaultParagraphFont" style:family="text">
      <style:text-properties style:font-weight-complex="bold" fo:font-size="11pt" style:font-size-asian="11pt" style:font-size-complex="11pt"/>
    </style:style>
    <style:style style:name="T204" style:parent-style-name="DefaultParagraphFont" style:family="text">
      <style:text-properties style:font-weight-complex="bold" fo:font-size="11pt" style:font-size-asian="11pt" style:font-size-complex="11pt"/>
    </style:style>
    <style:style style:name="T205" style:parent-style-name="DefaultParagraphFont" style:family="text">
      <style:text-properties style:font-weight-complex="bold" fo:font-size="11pt" style:font-size-asian="11pt" style:font-size-complex="11pt"/>
    </style:style>
    <style:style style:name="T206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07" style:parent-style-name="Standard" style:family="paragraph">
      <style:paragraph-properties fo:line-height="125%"/>
    </style:style>
    <style:style style:name="T208" style:parent-style-name="DefaultParagraphFont" style:family="text">
      <style:text-properties style:font-weight-complex="bold" fo:font-size="11pt" style:font-size-asian="11pt" style:font-size-complex="11pt"/>
    </style:style>
    <style:style style:name="T20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16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</style:style>
    <style:style style:name="P217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8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9" style:parent-style-name="Framecontents" style:family="paragraph">
      <style:paragraph-properties fo:line-height="110%"/>
    </style:style>
    <style:style style:name="T220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21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P222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4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5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T226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7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8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9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0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1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2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3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 text:c="11"/></text:span><text:span text:style-name="T20"><text:tab/></text:span><text:span text:style-name="T21"><text:s text:c="2"/>Madison, WI</text:span></text:p>
      <text:list text:style-name="WWNum3">
        <text:list-item>
          <text:p text:style-name="P22"><text:span text:style-name="T23">Bachelor of Science- GPA: 3.82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3"/>Sept. 2017–May 2020</text:span></text:p>
        </text:list-item>
        <text:list-item>
          <text:p text:style-name="P33">Major: Computer Science; Minor(s):<text:s/>Mathematics, Business</text:p>
        </text:list-item>
      </text:list>
      <text:p text:style-name="P34">Professional Experience<text:s/></text:p>
      <text:p text:style-name="Standard"><text:span text:style-name="T35">JP Morgan Chase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text:s text:c="10"/></text:span><text:span text:style-name="T46">June-August 2019</text:span></text:p>
      <text:p text:style-name="Standard"><text:span text:style-name="T47">Software Development Intern</text:span><text:span text:style-name="T48"><text:tab/></text:span><text:span text:style-name="T49"><text:tab/></text:span><text:span text:style-name="T50"><text:tab/></text:span><text:span text:style-name="T51"><text:tab/><text:s text:c="6"/></text:span><text:span text:style-name="T52"><text:tab/><text:s text:c="17"/></text:span><text:span text:style-name="T53"><text:tab/></text:span><text:span text:style-name="T54"><text:tab/></text:span><text:span text:style-name="T55"><text:tab/><text:s text:c="10"/></text:span></text:p>
      <text:p text:style-name="P56">Worked within Investment Banking to develop full-stack application used for ADR<text:s/>investments analytics</text:p>
      <text:p text:style-name="P57">Utilized Spring and Spring Integration, Redux, Axios, RESTful, and React to create deployed production code</text:p>
      <text:p text:style-name="P58">Tested features with JUnit for unit testing, Cypress for end to end testing, and Jenkins for integration testing</text:p>
      <text:p text:style-name="Standard"><text:span text:style-name="T59">Capital One</text:span><text:span text:style-name="T60"><text:s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text:s text:c="23"/></text:span><text:span text:style-name="T71">June-August 2018</text:span></text:p>
      <text:p text:style-name="P72">Associate Software Engineer</text:p>
      <text:p text:style-name="P73">Helped develop orchestration and frontend layers in primary application used for banking and credit cards<text:s/></text:p>
      <text:p text:style-name="P74">Created new components and widgets with API routing using<text:s/>AngularJS, TypeScript, and Java<text:s/></text:p>
      <text:p text:style-name="P75"><text:tab/>Wrote tests in Cucumber and Protractor and used Mountebank to simulate API calls and failures</text:p>
      <text:p text:style-name="Standard"><text:span text:style-name="T76">Associate Software Engineer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text:s text:c="7"/></text:span><text:span text:style-name="T84"><text:tab/></text:span><text:span text:style-name="T85"><text:tab/><text:s text:c="9"/></text:span><text:span text:style-name="T86">June-August 2017</text:span></text:p>
      <text:p text:style-name="P87"><text:tab/>Helped develop analytical software to analyze financial health using AngularJS, Groovy, and Karma</text:p>
      <text:p text:style-name="P88"><text:tab/>Learned and used Agile methodology by attending daily scrums, standups and using tools such as Jira</text:p>
      <text:p text:style-name="Standard"><text:span text:style-name="T89">L&amp;S Center for Academic Excellence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text:s text:c="6"/></text:span><text:span text:style-name="T98">Oct 2017- May 2018</text:span></text:p>
      <text:p text:style-name="Standard"><text:span text:style-name="T99">Webmaster and Social Media Coordinator</text:span><text:span text:style-name="T100"><text:tab/></text:span><text:span text:style-name="T101"><text:tab/></text:span><text:span text:style-name="T102"><text:tab/></text:span><text:span text:style-name="T103"><text:tab/></text:span></text:p>
      <text:p text:style-name="Standard"><text:span text:style-name="T104"><text:tab/></text:span><text:span text:style-name="T105">Deve</text:span><text:span text:style-name="T106">loped website for Center for Academic Excellence, utilizing Google Analytics to optimize pages</text:span></text:p>
      <text:p text:style-name="P107"><text:tab/>Coordinated with Letters and Science organizations and programs to maintain and rework site</text:p>
      <text:p text:style-name="Standard"><text:span text:style-name="T108">Brain Health Alliance</text:span></text:p>
      <text:p text:style-name="Standard"><text:span text:style-name="T109">Software Intern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text:s text:c="6"/></text:span><text:span text:style-name="T116"><text:tab/><text:s text:c="17"/></text:span><text:span text:style-name="T117"><text:tab/></text:span><text:span text:style-name="T118"><text:tab/></text:span><text:span text:style-name="T119"><text:tab/><text:s text:c="4"/>June-September 2016</text:span></text:p>
      <text:p text:style-name="P120">Utilized a MEAN full-stack solution to investigate the potential of an AI scraper research based semantic web</text:p>
      <text:p text:style-name="P121">Implemented a NoSQL MongoDB database with Mongoose ODM to store metadata on research</text:p>
      <text:p text:style-name="P122">Collaborated with peers to write and publish a paper in the W3 Consortium journal</text:p>
      <text:p text:style-name="P123">STEMBassadors</text:p>
      <text:p text:style-name="Standard"><text:span text:style-name="T124"><text:s/></text:span><text:span text:style-name="T125">Teacher Assistant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text:s text:c="4"/></text:span><text:span text:style-name="T134"><text:tab/></text:span><text:span text:style-name="T135"><text:tab/><text:s text:c="4"/></text:span><text:span text:style-name="T136">June-September 2015</text:span></text:p>
      <text:p text:style-name="Standard"><text:span text:style-name="T137"><text:tab/>Worked to engage students in STEM through experiments and scientific processes<text:s/></text:span></text:p>
      <text:p text:style-name="P138">Extracurriculars and Leadership</text:p>
      <text:p text:style-name="Standard"><text:span text:style-name="T139">Artificial<text:s/></text:span><text:span text:style-name="T140">Intelligence Club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text:s text:c="4"/></text:span><text:span text:style-name="T151">2017-</text:span><text:span text:style-name="T152">Present</text:span></text:p>
      <text:p text:style-name="Standard"><text:span text:style-name="T153"><text:tab/></text:span><text:span text:style-name="T154">Finance Officer: responsible for funding research and budgeting resources to improve AI engagement</text:span></text:p>
      <text:p text:style-name="Standard"><text:span text:style-name="T155">Software Development Club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text:s text:c="4"/>2017-Present</text:span></text:p>
      <text:p text:style-name="Standard"><text:span text:style-name="T166">UNICEF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text:s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text:s text:c="4"/>2</text:span><text:span text:style-name="T179">017-Present</text:span></text:p>
      <text:p text:style-name="P180">Honors and Achievements</text:p>
      <text:p text:style-name="P181"><text:span text:style-name="T182">“New and Old Regulatory Politics in the Airline Industry” Research Contributor</text:span><text:span text:style-name="T183"><text:tab/></text:span><text:span text:style-name="T184"><text:tab/></text:span><text:span text:style-name="T185"><text:tab/></text:span><text:span text:style-name="T186"><text:tab/><text:s text:c="18"/></text:span><text:span text:style-name="T187">2019</text:span></text:p>
      <text:p text:style-name="P188"><text:span text:style-name="T189">“Genetic Algorithm Based Descension for Improved Hyperparameters on Low Layer NN ” Author</text:span><text:span text:style-name="T190"><text:tab/><text:s text:c="2"/></text:span><text:span text:style-name="T191"><text:tab/><text:s text:c="5"/></text:span><text:span text:style-name="T192">2019</text:span></text:p>
      <text:p text:style-name="P193"><text:span text:style-name="T194">Hack the North - Hardware Hack Award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text:s text:c="2"/></text:span><text:span text:style-name="T205"><text:s text:c="3"/></text:span><text:span text:style-name="T206">2018</text:span></text:p>
      <text:p text:style-name="P207"><text:span text:style-name="T208">National AP Scholar and AP Scholar with Distinction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text:s text:c="12"/></text:span><text:span text:style-name="T215"><text:tab/><text:s text:c="4"/>2016 &amp; 2017</text:span></text:p>
      <text:p text:style-name="P216"><draw:frame draw:z-index="251659264" draw:id="id0" draw:style-name="a0" draw:name="Frame2" text:anchor-type="paragraph" svg:x="0in" svg:y="0.30139in" svg:width="3.70764in" svg:height="0.57917in" style:rel-width="scale" style:rel-height="scale"><draw:text-box><text:p text:style-name="P217">Programming Languages: Java, Python, C, JavaScript</text:p><text:p text:style-name="P218">Frameworks: Keras, PyTorch, Spring, REST, React, Angular</text:p><text:p text:style-name="P219"><text:span text:style-name="T220">Relevant Interests: Machine Learning and Data Model</text:span><text:span text:style-name="T221">ing</text:span></text:p></draw:text-box><svg:title/><svg:desc/></draw:frame><draw:frame draw:z-index="251658240" draw:id="id1" draw:style-name="a1" draw:name="Frame2" text:anchor-type="paragraph" svg:x="3.98472in" svg:y="0.29792in" svg:width="3.48264in" svg:height="0.75764in" style:rel-width="scale" style:rel-height="scale"><draw:text-box><text:p text:style-name="P222">Testing: JUnit, Jasmine, Karma, Mocha, Chai,<text:s/><text:tab/>Protractor, Cucumber, Mountebank, Cypress</text:p><text:p text:style-name="P223">Misc: Git, Linux, Jira, Jenkins</text:p><text:p text:style-name="P224"/><text:p text:style-name="P225"/></draw:text-box><svg:title/><svg:desc/></draw:frame><text:span text:style-name="T226">Skills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text:s text:c="7"/></text:span></text:p>
      <text:p text:style-name="Standard"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9-07-18T02:45:00Z</meta:creation-date>
    <dc:date>2019-07-22T23:00:00Z</dc:date>
    <meta:print-date>2019-07-22T22:59:00Z</meta:print-date>
    <meta:template xlink:href="Normal.dotm" xlink:type="simple"/>
    <meta:editing-cycles>45</meta:editing-cycles>
    <meta:editing-duration>PT402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33" meta:character-count="2898" meta:row-count="20" meta:non-whitespace-character-count="2470"/>
  </office:meta>
</office:document-meta>
</file>